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b6d000d0-98e9-48f0-836a-bb578c1af5dd">
        <text:p text:style-name="P5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Novartis</text:span>
    </text:span>
  </text:p>
        <text:list xml:id="list1382365679" text:style-name="LS4">
          <text:list-header>
            <text:p text:style-name="P16">Leitung der verschiedenen Teams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232199c4-1b19-4d61-b3b5-adfdbf8ed69b">
        <text:p text:style-name="P6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Master in Biologie - </text:span>
    </text:span>
    <text:span text:style-name="Color_20_Caps_20_Expanded">
      <text:span text:style-name="T11">Fachhochschule</text:span>
    </text:span>
  </text:p>
        <text:list xml:id="list182305024740123" text:continue-numbering="true" text:style-name="LS4">
          <text:list-header>
            <text:p text:style-name="P17">Logik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4502cb64-8571-4a06-8e33-b59c38d84a26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Gimp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428546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